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4605"/>
    </style:style>
    <style:style style:name="P2" style:family="paragraph" style:parent-style-name="Standard">
      <style:paragraph-properties fo:text-align="start" style:justify-single-word="false"/>
      <style:text-properties officeooo:paragraph-rsid="00104605"/>
    </style:style>
    <style:style style:name="P3" style:family="paragraph" style:parent-style-name="Standard">
      <style:paragraph-properties fo:text-align="start" style:justify-single-word="false"/>
    </style:style>
    <style:style style:name="P4" style:family="paragraph" style:parent-style-name="Standard">
      <style:text-properties fo:font-weight="bold" officeooo:rsid="000ef1ce" officeooo:paragraph-rsid="00121118" style:font-weight-asian="bold" style:font-weight-complex="bold"/>
    </style:style>
    <style:style style:name="P5" style:family="paragraph" style:parent-style-name="Standard">
      <style:text-properties fo:font-weight="bold" officeooo:paragraph-rsid="00121118" style:font-weight-asian="bold" style:font-weight-complex="bold"/>
    </style:style>
    <style:style style:name="P6" style:family="paragraph" style:parent-style-name="Standard">
      <style:text-properties officeooo:paragraph-rsid="00121118"/>
    </style:style>
    <style:style style:name="T1" style:family="text">
      <style:text-properties officeooo:rsid="001046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sk1</text:p>
      <text:p text:style-name="P6"/>
      <text:p text:style-name="P6">Statically Typed Language: In a statically typed language, the data type of a variable is known at compile-time. This means that the type of value a variable can hold is determined before the program is executed. Java is a statically typed language.</text:p>
      <text:p text:style-name="P6"/>
      <text:p text:style-name="P6"><text:s/>Dynamically Typed Language: In a dynamically typed language, the data type of a variable is determined at runtime. This allows for more flexibility but can lead to runtime errors. Python is an example of a dynamically typed language.</text:p>
      <text:p text:style-name="P6"/>
      <text:p text:style-name="P6">Strongly Typed Language: In a strongly typed language, type compatibility is strictly enforced, and type conversions are explicit. This ensures that operations are performed on compatible data types only. Java is a strongly typed language.</text:p>
      <text:p text:style-name="P6"/>
      <text:p text:style-name="P6"><text:s/>Loosely Typed Language: In a loosely typed language, type compatibility is not as strict, and implicit type conversions are often performed. This can lead to unexpected behavior if not managed carefully. JavaScript is an example of a loosely typed langua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06:40:49.870188789</meta:creation-date>
    <meta:generator>LibreOffice/7.3.7.2$Linux_X86_64 LibreOffice_project/30$Build-2</meta:generator>
    <dc:date>2023-08-16T09:11:49.779426338</dc:date>
    <meta:editing-duration>PT6M3S</meta:editing-duration>
    <meta:editing-cycles>2</meta:editing-cycles>
    <meta:document-statistic meta:table-count="0" meta:image-count="0" meta:object-count="0" meta:page-count="1" meta:paragraph-count="5" meta:word-count="156" meta:character-count="985" meta:non-whitespace-character-count="832"/>
  </office:meta>
</office:document-meta>
</file>